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800000140626C38AF.png" manifest:media-type="image/png"/>
  <manifest:file-entry manifest:full-path="Pictures/10001E9500003916000021136109B05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16pt" fo:font-style="normal" style:font-size-asian="16pt" style:font-style-asian="normal" style:font-size-complex="16pt" style:font-style-complex="normal"/>
    </style:style>
    <style:style style:name="T2" style:family="text">
      <style:text-properties style:use-window-font-color="true"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6.427cm" presentation:class="title" presentation:user-transformed="true">
          <draw:text-box>
            <text:p>Titel</text:p>
          </draw:text-box>
        </draw:frame>
        <draw:frame presentation:style-name="pr1" draw:text-style-name="P2" draw:layer="layout" svg:width="17.512cm" svg:height="2.63cm" svg:x="5.084cm" svg:y="9.816cm" presentation:class="title" presentation:user-transformed="true">
          <draw:text-box>
            <text:p text:style-name="P1"><text:span text:style-name="T1">Nam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Name</text:span><text:span text:style-name="T1"><text:line-break/></text:span><text:span text:style-name="T1">Email</text:span><text:span text:style-name="T1"><text:tab/></text:span><text:span text:style-name="T1"><text:tab/></text:span><text:span text:style-name="T1"><text:tab/></text:span><text:span text:style-name="T1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mail</text:span><text:span text:style-name="T1"><text:line-break/></text:span><text:span text:style-name="T1">PGPKE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GPKE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gradient-step-count="18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33333" draw:gradient-step-count="1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style:font-name="Liberation Sans1"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3" draw:layer="backgroundobjects" svg:width="6.523cm" svg:height="1.086cm" svg:x="1.4cm" svg:y="14.348cm" presentation:class="date-time">
        <draw:text-box>
          <text:p text:style-name="MP3"><text:span text:style-name="MT2">12.02.2015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4.416cm" svg:height="2.559cm" svg:x="11.684cm" svg:y="13.191cm">
        <draw:image xlink:href="Pictures/10001E9500003916000021136109B059.svg" xlink:type="simple" xlink:show="embed" xlink:actuate="onLoad">
          <text:p/>
        </draw:image>
        <draw:image xlink:href="Pictures/100002010000022800000140626C38AF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Lanfer</meta:initial-creator>
    <meta:creation-date>2015-01-25T16:58:37.091953217</meta:creation-date>
    <meta:editing-duration>PT1H15M10S</meta:editing-duration>
    <meta:editing-cycles>14</meta:editing-cycles>
    <dc:date>2015-01-25T18:42:03.657905464</dc:date>
    <dc:creator>Eric Lanfer</dc:creator>
    <meta:generator>LibreOffice/4.3.5.2.0$Linux_X86_64 LibreOffice_project/430$Build-2</meta:generator>
    <meta:document-statistic meta:object-count="25"/>
  </office:meta>
</office:document-meta>
</file>